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3406" officeooo:paragraph-rsid="001a34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Normal">A partir de ahora se detallan las actividades llevadas a cabo en 2014, comenzando a describir la nueva dirección del proyecto a la que se hace referencia en la tabla 4. En este 2014
                <text:span text:style-name="Fuente_20_de_20_párrafo_20_predeter.">
                    <text:span text:style-name="T1"> el trabajo de los investigadores ha sido el siguiente:</text:span>
                </text:span>
            </text:p>
      <text:p text:style-name="P3">Partiendo <text:s/>del estado actual del proyecto en enero de 2014 (Fin Fase V) comenzar con la Fase VI y Fase VII del proyecto. Estas fases son nuevas, debidas al cambio del proyecto. </text:p>
      <text:h text:style-name="Título_20_4" text:outline-level="4"><text:span text:style-name="Fuente_20_de_20_párrafo_20_predeter."><text:span text:style-name="T1">Nueva dirección del proyecto</text:span></text:span></text:h>
      <text:p text:style-name="Normal">A finales de 2013 el equipo de investigación de X detectó una necesidad de cambio en el prototipo desarrollado, a raíz de la realización de las pruebas de Safe-Health, al probar con personas <text:s/>físicas el proyecto (Subfase “pruebas con Personal Hospitalario”), y vio que el proyecto original del test no iba a ser posible porque el nuevo prototipo no encajaba dentro del “Workflow” o sistema de trabajo de un hospita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15:59:52.808030573</meta:creation-date>
    <dc:date>2016-04-16T16:00:03.594826224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2.1.0$Linux_X86_64 LibreOffice_project/10m0$Build-1</meta:generator>
  </office:meta>
</office:document-meta>
</file>